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97cm" loext:contextual-spacing="false" fo:orphans="2" fo:widows="2" fo:text-indent="0cm" style:auto-text-indent="false"/>
      <style:text-properties fo:font-variant="normal" fo:text-transform="none" fo:color="#333333" style:font-name="OpenSans" fo:font-size="10.5pt" fo:letter-spacing="normal" fo:font-style="normal" fo:font-weight="normal"/>
    </style:style>
    <style:style style:name="P2" style:family="paragraph" style:parent-style-name="Standard">
      <style:paragraph-properties fo:margin-top="0cm" fo:margin-bottom="0.397cm" loext:contextual-spacing="false" fo:orphans="2" fo:widows="2"/>
      <style:text-properties fo:font-variant="normal" fo:text-transform="none" fo:color="#333333" style:font-name="OpenSans" fo:font-size="10.5pt" fo:letter-spacing="normal" fo:font-style="normal" fo:font-weight="normal"/>
    </style:style>
    <style:style style:name="T1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color="#2775d1" style:text-underline-style="solid" style:text-underline-width="auto" style:text-underline-color="font-color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em vindos</text:span> <text:span text:style-name="T1">a mais "hands on" do nosso curso de Orientação a Objetos com Java.</text:span> <text:span text:style-name="T1">Hoje vou mostrar aqui exemplo simples de herança, para a gente entender</text:span> <text:span text:style-name="T1">direitinho na prática, como que se faz uma herança, tá?</text:span> <text:span text:style-name="T1">No nosso exemplo a gente vai criar uma classe conta corrente, e depois vamos</text:span> <text:span text:style-name="T1">criar uma conta especial, que ela tem aí a questão do limite, então, vamos lá!</text:span> <text:span text:style-name="T1">Vou vir aqui no meu, vou criar novo projeto Java, certo?</text:span> <text:span text:style-name="T1">Vou chamar ele de Banco.</text:span> <text:span text:style-name="T1"> Vou</text:span> <text:span text:style-name="T1">a princípio criar aqui a minha classe, conta corrente, certo?</text:span> <text:span text:style-name="T1">Então vou chamar aqui de Conta Corrente, certo?</text:span> <text:span text:style-name="T1">Essa classe aqui,</text:span> <text:span text:style-name="T1">ela vai ter saldo, certo?</text:span> <text:span text:style-name="T1">E ela vai ter aqui método</text:span> <text:span text:style-name="T1">sacar, certo?</text:span> <text:span text:style-name="T1">Que ele vai tirar do saldo e vamos</text:span> <text:span text:style-name="T1">ter método aqui,</text:span> <text:span text:style-name="T1">depositar, certo?</text:span> <text:span text:style-name="T1">Que ele vai adicionar no saldo, tá?</text:span> <text:span text:style-name="T1">Então o método depositar aqui, ele é bem tranquilo,</text:span> <text:span text:style-name="T1">porque a gente consegue o,</text:span> <text:span text:style-name="T1">é só a gente somar, não tem nenhuma restrição.</text:span> <text:span text:style-name="T1">Saldo, ele é mais igual ao valor, a gente somou ali, tá?</text:span> <text:span text:style-name="T1">O sacar a gente tem que ver se o valor é maior que o saldo,</text:span> <text:span text:style-name="T1">a princípio a conta corrente, a gente não pode deixar ela ficar negativa, então,</text:span> <text:span text:style-name="T1">eu vou verificar aqui primeiro, se o valor for</text:span> <text:span text:style-name="T1">maior, aí eu vou fazer o seguinte, para saber se sacou ou não,</text:span> <text:span text:style-name="T1">eu vou retornar ali inteiro com o valor do saque, tá?</text:span> <text:span text:style-name="T1">Então se o valor for maior que o saldo,</text:span> <text:span text:style-name="T1">eu vou retornar 0,</text:span> <text:span text:style-name="T1">ou seja, você não conseguiu sacar nada, tá?</text:span> <text:span text:style-name="T1">Senão, certo?</text:span> <text:span text:style-name="T1">Vou até colocar aqui as coisinhas aqui para ficar mais direitinho, não é?</text:span> <text:span text:style-name="T1">Então se o valor for maior que o saldo, ele não saca nada,</text:span> <text:span text:style-name="T1">senão ele vai retirar o valor do saldo, então saldo menos igual</text:span> <text:span text:style-name="T1">ao valor, certo?</text:span> <text:span text:style-name="T1">E aí ele vai dar o return valor, certo?</text:span> <text:span text:style-name="T1">Bom então essa aqui é a minha conta corrente, tá?</text:span> <text:span text:style-name="T1">Vamos criar testezinho dela aqui,</text:span> <text:span text:style-name="T1">só para a gente ver se está funcionando direitinho?</text:span> <text:span text:style-name="T1">Então TesteContaCorrente,</text:span> <text:span text:style-name="T1">vamos acostumando aí a fazer bastante teste, hein, gente, tá?</text:span> <text:span text:style-name="T1">Por isso que a gente viu isso no começo e está a cada</text:span> <text:span text:style-name="T1">exercício exercitando aqui os testes.</text:span> <text:span text:style-name="T1">Então vamos colocar aqui, depósito,</text:span> <text:span text:style-name="T1">eu vou criar aqui ContaCorrente new</text:span> <text:span text:style-name="T1">ContaCorrente, certo?</text:span> <text:span text:style-name="T1">E aqui eu vou fazer o depositar,</text:span> <text:span text:style-name="T1">vou depositar 200, certo?</text:span> <text:span text:style-name="T1">Seria interessante eu poder ver o saldo, não é?</text:span> <text:span text:style-name="T1">Tá? Vou criar métodozinho ali, não,</text:span> <text:span text:style-name="T1">a princípio deixa, vamos acessar direto aqui,</text:span> <text:span text:style-name="T1">para a gente focar na questão da herança, certo?</text:span> <text:span text:style-name="T1">Então eu vou ver aqui, se a minha conta corrente,</text:span> <text:span text:style-name="T1">se o saldo dela, está realmente 200, então vou fazer aqui,</text:span> <text:span text:style-name="T1">assert Equals cc.</text:span> <text:span text:style-name="T1">saldo, tem que ser 200.</text:span> <text:span text:style-name="T1">Vamos rodar aqui nosso teste, para ver se está certinho.</text:span> <text:span text:style-name="T1">JUnit teste.</text:span> <text:span text:style-name="T1">Ok, funcionou, tá?</text:span> <text:span text:style-name="T1">Vamos fazer mais outros dois testes aqui, que é o teste do saque, certo?</text:span> <text:span text:style-name="T1">Então eu depositei 200 e vou</text:span> <text:span text:style-name="T1">sacar 100,</text:span> <text:span text:style-name="T1">então vou criar aqui, int valor Sacado, certo?</text:span> <text:span text:style-name="T1">Então o meu saldo tem que ser 100 e o meu valor sacado,</text:span> <text:span text:style-name="T1">qual o problema aqui do saque, que ele está reclamando?</text:span> <text:span text:style-name="T1">Saque não está definido?</text:span> </text:p>
      <text:p text:style-name="P1">5:39</text:p>
      <text:p text:style-name="P2"><text:span text:style-name="T1">É sacar, certo?</text:span> <text:span text:style-name="T1">E o saldo tem que ser 100, vamos fazer valor diferente,</text:span> <text:span text:style-name="T1">só para não ficarem os dois iguais, vou sacar 50,</text:span> <text:span text:style-name="T1">então meu saldo tem que ser 150 e assertEquals,</text:span> <text:span text:style-name="T1">o meu valor sacado ali,</text:span> <text:span text:style-name="T1">ele tem que ser 50, certo?</text:span> <text:span text:style-name="T1">Então vamos ver aqui</text:span> <text:span text:style-name="T1">se o saque acontece perfeitamente.</text:span> <text:span text:style-name="T1">Ok.</text:span> <text:span text:style-name="T1">E o nosso último teste aqui vai ser eu tentar sacar valor maior</text:span> <text:span text:style-name="T1">do que o meu saldo, então vou chamar o teste aqui de saqueMaior QueSaldo.</text:span> <text:span text:style-name="T1">Então eu vou tentar sacar 250, o meu saldo,</text:span> <text:span text:style-name="T1">ele tem que continuar 200, e o meu valor sacado agora tem que ser 0, certo?</text:span> <text:span text:style-name="T1">Então vou rodar aqui novamente os testes e agora, tudo rodando, tá?</text:span> <text:span text:style-name="T1">Então essa daqui é a primeira parte do nosso exemplo, tá?</text:span> <text:span text:style-name="T1">Na segunda parte a gente vai estar criando a classe conta especial,</text:span> <text:span text:style-name="T1">que essa classe tem limite de saque, tá?</text:span> <text:span text:style-name="T1">Então vamos lá.</text:span> <text:span text:style-name="T1">Eu vou vir aqui, vou criar uma nova classe, certo?</text:span> <text:span text:style-name="T1">Eu vou chamar ela de</text:span> <text:span text:style-name="T1">ContaEspecial, certo?</text:span> <text:span text:style-name="T1">E aí eu vou colocar aqui,</text:span> <text:span text:style-name="T1">extends ContaCorrente.</text:span> <text:span text:style-name="T1">Então a partir desse momento ele tem tudo ali que a conta corrente tem,</text:span> <text:span text:style-name="T1">certo?</text:span> <text:span text:style-name="T1">Que que eu tenho que fazer?</text:span> <text:span text:style-name="T1">A diferença é que a minha conta especial, ela tem limite, certo?</text:span> <text:span text:style-name="T1">Que é o quanto eu posso ir negativo, certo?</text:span> <text:span text:style-name="T1">Então vou fazer o seguinte, eu vou criar aqui construtor,</text:span> <text:span text:style-name="T1">quando estou criando a conta especial, ContaEspecial,</text:span> <text:span text:style-name="T1">eu preciso estar passando qual que é o limite, não é?</text:span> <text:span text:style-name="T1">Então vou colocar aqui,</text:span> <text:span text:style-name="T1">this.limite é igual a limite, pronto.</text:span> <text:span text:style-name="T1">Que que vai ser diferente?</text:span> <text:span text:style-name="T1">Eu não vou ter nenhuma diferença no método depositar e no método sacar o valor,</text:span> <text:span text:style-name="T1">ele tem que ser maior que o saldo, mais o limite, certo?</text:span> <text:span text:style-name="T1">Então vamos lá.</text:span> <text:span text:style-name="T1">Eu vou vir aqui,</text:span> <text:span text:style-name="T1">eu posso sobrescrever método que já existe na</text:span> <text:span text:style-name="T1">subclasse, tá?</text:span> <text:span text:style-name="T1">E vou estar colocando aqui,</text:span> <text:span text:style-name="T1">que ele tem que ser maior do que o saldo,</text:span> <text:span text:style-name="T1">mais o limite, certo?</text:span> <text:span text:style-name="T1">E vou salvar aqui, tá?</text:span> <text:span text:style-name="T1">Então eu tenho aqui meus testes de conta corrente, tá?</text:span> <text:span text:style-name="T1">Eu vou até fazer o seguinte aqui, eu vou usar o método Before, certo?</text:span> <text:span text:style-name="T1">Para eu fazer assim, public void</text:span> <text:span text:style-name="T1">inicializa Conta, certo?</text:span> <text:span text:style-name="T1">E aí eu vou fazer isso aqui, eu vou copiar esse aqui para cá,</text:span> <text:span text:style-name="T1">deixa eu só importar o Before aqui antes, vamos lá,</text:span> <text:span text:style-name="T1">importa o before, pega esse aqui Passa pra cá,</text:span> <text:span text:style-name="T1">eu tenho ali a minha ContaCorrente.</text:span> <text:span text:style-name="T1">Antes de cada teste ele vai criar nova ContaCorrente e aí eu posso tirar</text:span> <text:span text:style-name="T1">essa primeira linha aqui de tudo.</text:span> <text:span text:style-name="T1">Eu poderia até, por exemplo, esse depositar aqui que tá igual,</text:span> <text:span text:style-name="T1">eu posso até já criar a minha conta corrente com o depósito.</text:span> <text:span text:style-name="T1">Então já vou adiantar isso daqui.</text:span> <text:span text:style-name="T1">Certo?</text:span> <text:span text:style-name="T1">Excelente.</text:span> <text:span text:style-name="T1">O que eu vou fazer?</text:span> <text:span text:style-name="T1">Eu vou criar o meu teste da conta especial, certo?</text:span> <text:span text:style-name="T1">Então vou criar aqui JUnit test case.</text:span> <text:span text:style-name="T1">Eu vou criar aqui o meu Teste ContaEspecial</text:span> <text:span text:style-name="T1">e aí o que eu vou fazer vai ser sobreescrever este...</text:span> <text:span text:style-name="T1">então, o teste é uma classe também, eu também posso estar inicializando ele.</text:span> <text:span text:style-name="T1">Então ó, vez de eu criar uma ContaCorrente,</text:span> <text:span text:style-name="T1">eu vou criar uma ContaEspecial.</text:span> <text:span text:style-name="T1">Essa conta, ela vai </text:span><text:soft-page-break/><text:span text:style-name="T1">ter aqui 100 de limite.</text:span> <text:span text:style-name="T1">No caso aqui, ele não está aceitando por ser...</text:span> <text:span text:style-name="T1">é...</text:span> <text:span text:style-name="T1">Cadê?</text:span> <text:span text:style-name="T1">Tá, faltou o extends</text:span> <text:span text:style-name="T1">TesteContaCorrente, certo?</text:span> <text:span text:style-name="T1">Vou salvar aqui...</text:span> <text:span text:style-name="T1">Certo?</text:span> <text:span text:style-name="T1">Então, o que vai acontecer?</text:span> <text:span text:style-name="T1">Estes testes aqui ó.</text:span> <text:span text:style-name="T1">Quando eu rodar aqui, vamos ver aqui, ó.</text:span> <text:span text:style-name="T1">Ele vai rodar todos os testes que tinham lá.</text:span> <text:span text:style-name="T1">Só que esse teste MaiorQueSaldo aqui não se aplica lá.</text:span> <text:span text:style-name="T1">Certo?</text:span> <text:span text:style-name="T1">Então, como que é o teste maior que saldo?</text:span> <text:span text:style-name="T1">Eu vou colocar aqui, ó.</text:span> <text:span text:style-name="T1">Esse teste aqui eu vou mandar ele sacar 350.</text:span> <text:span text:style-name="T1">Aí sim eu posso fazer com que ele passe ali,</text:span> <text:span text:style-name="T1">porque aí ele tá, opa, qual foi o problema aqui?</text:span> <text:span text:style-name="T1">Ele, tá!</text:span> <text:span text:style-name="T1">O saldo tem que continuar 200, porque ele tem 200 na conta.</text:span> <text:span text:style-name="T1">O meu teste que estava errado, tá?</text:span> <text:span text:style-name="T1">Vou rodar aqui...</text:span> <text:span text:style-name="T1">Agora funcionou e aí eu tenho que fazer o teste do limite.</text:span> <text:span text:style-name="T1">Então ó, eu vou ver aqui,</text:span> <text:span text:style-name="T1">se eu sacar por exemplo, 250,</text:span> <text:span text:style-name="T1">o meu saldo vai estar menos 50, porque eu tenho limite, e o valor vai estar limite.</text:span> <text:span text:style-name="T1">Então eu vou chamar esse cara aqui de MaiorQueSaldoDentroDoLimite.</text:span> <text:span text:style-name="T1">Certo?</text:span> <text:span text:style-name="T1">Então eu vou rodar, note que eu preciso,</text:span> <text:span text:style-name="T1">pra essa subclasse aqui, teste a mais.</text:span> <text:span text:style-name="T1">Mas observe que mesmo assim ele vai rodar os testes que estavam lá na superclasse.</text:span> <text:span text:style-name="T1">Então, ó, se eu vier aqui no projeto e mandar rodar</text:span> <text:span text:style-name="T1">ele com o JUnit, ele vai rodar pra mim todas as classes de teste,</text:span> <text:span text:style-name="T1">que são os quatro testes da conta especial mais os três testes da conta corrente.</text:span> <text:span text:style-name="T1">Então eu espero que com isso daí a gente tenha visto na prática</text:span> <text:span text:style-name="T1">pouco essa questão da herança,</text:span> <text:span text:style-name="T1">visto como que uma classe que estende a outra pode adicionar informações,</text:span> <text:span text:style-name="T1">pode sobrescrever os métodos da classe de cima.</text:span> <text:span text:style-name="T1">Tá certo?</text:span> <text:span text:style-name="T1">Espero que tenham compreendido.</text:span> <text:span text:style-name="T2">Muito obrigado, até a próxima aula.</text:span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3S</meta:editing-duration>
    <meta:editing-cycles>3</meta:editing-cycles>
    <meta:generator>LibreOffice/5.1.6.2$Windows_x86 LibreOffice_project/07ac168c60a517dba0f0d7bc7540f5afa45f0909</meta:generator>
    <dc:date>2017-01-24T07:51:54.438000000</dc:date>
    <meta:document-statistic meta:table-count="0" meta:image-count="0" meta:object-count="0" meta:page-count="2" meta:paragraph-count="3" meta:word-count="1343" meta:character-count="7203" meta:non-whitespace-character-count="5860"/>
    <meta:user-defined meta:name="Info 1"/>
    <meta:user-defined meta:name="Info 2"/>
    <meta:user-defined meta:name="Info 3"/>
    <meta:user-defined meta:name="Info 4"/>
  </office:meta>
</office:document-meta>
</file>